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F000000909A9A61AE8D983C11.png" manifest:media-type="image/png"/>
  <manifest:file-entry manifest:full-path="Pictures/10000201000001F4000001F479F8CED4603384B7.png" manifest:media-type="image/png"/>
  <manifest:file-entry manifest:full-path="Pictures/10000201000000C0000000BE22DF4022BB31548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6.75cm" fo:min-width="3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6.773cm" svg:height="6.803cm" svg:x="0.002cm" svg:y="0cm">
          <draw:image xlink:href="Pictures/10000201000000C0000000BE22DF4022BB315488.png" xlink:type="simple" xlink:show="embed" xlink:actuate="onLoad" draw:mime-type="image/png">
            <text:p/>
          </draw:image>
        </draw:frame>
        <draw:frame draw:style-name="gr1" draw:text-style-name="P1" draw:layer="layout" svg:width="6.25cm" svg:height="6.549cm" svg:x="0.264cm" svg:y="0.254cm">
          <draw:image xlink:href="Pictures/10000201000001F4000001F479F8CED4603384B7.png" xlink:type="simple" xlink:show="embed" xlink:actuate="onLoad" draw:mime-type="image/png">
            <text:p/>
          </draw:image>
        </draw:frame>
        <draw:custom-shape draw:style-name="gr2" draw:text-style-name="P2" draw:layer="layout" svg:width="3.5cm" svg:height="7cm" svg:x="3.5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198cm" svg:height="7.25cm" svg:x="3.25cm" svg:y="0cm">
          <draw:image xlink:href="Pictures/100002010000008F000000909A9A61AE8D983C1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77cm" fo:page-height="6.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2T17:36:03.964889592</meta:creation-date>
    <dc:date>2021-07-12T17:54:28.573097089</dc:date>
    <meta:editing-duration>PT18M24S</meta:editing-duration>
    <meta:editing-cycles>2</meta:editing-cycles>
    <meta:generator>LibreOffice/7.0.6.2$Linux_X86_64 LibreOffice_project/00$Build-2</meta:generator>
    <meta:document-statistic meta:object-count="4"/>
  </office:meta>
</office:document-meta>
</file>